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Text_20_body" style:list-style-name="L5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Random clas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ly 5, 2021 (03:41:2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e <text:span text:style-name="NormalTok">Random</text:span> class from the C# standard library can be used to generate random numbers in any given range. In this lab you will practice using <text:span text:style-name="NormalTok">Random</text:span> class.</text:p>
      <text:h text:style-name="Heading_20_1" text:outline-level="1"><text:bookmark-start text:name="generating-random-numbers"/>Generating random numbers<text:bookmark-end text:name="generating-random-numbers"/></text:h>
      <text:p text:style-name="First_20_paragraph">Start by creating a new project, then practice generating different random numbers and display them at the screen:</text:p>
      <text:list text:style-name="L1">
        <text:list-item>
          <text:p text:style-name="P1">Generate any random integer</text:p>
        </text:list-item>
        <text:list-item>
          <text:p text:style-name="P1">Generate a random integer between -10 and 10 including these boundary values</text:p>
        </text:list-item>
        <text:list-item>
          <text:p text:style-name="P1">Generate a random double</text:p>
        </text:list-item>
      </text:list>
      <text:p text:style-name="First_20_paragraph">Note you only need 1 instance of <text:span text:style-name="NormalTok">Random</text:span> class to generate these numbers.</text:p>
      <text:p text:style-name="Text_20_body">Execute the program a few times to make sure the outputs are different each time.</text:p>
      <text:p text:style-name="Text_20_body">Once you have successfully generated the 3 random numbers described above, add the following enhancements to the program:</text:p>
      <text:list text:style-name="L2">
        <text:list-item>
          <text:p text:style-name="P2">Generate any random integer <text:span text:style-name="T1">5 times</text:span></text:p>
        </text:list-item>
        <text:list-item>
          <text:p text:style-name="P2">Generate a random integer between -10 and 10 including these boundary values, <text:span text:style-name="T1">10 times</text:span></text:p>
        </text:list-item>
        <text:list-item>
          <text:p text:style-name="P2">Generate a random double, <text:span text:style-name="T1">5 times</text:span></text:p>
        </text:list-item>
      </text:list>
      <text:p text:style-name="First_20_paragraph">Execute the program again, a few times, to make sure these values change on each execution.</text:p>
      <text:h text:style-name="Heading_20_1" text:outline-level="1"><text:bookmark-start text:name="manipulating-two-arrays"/>Manipulating two arrays<text:bookmark-end text:name="manipulating-two-arrays"/></text:h>
      <text:p text:style-name="First_20_paragraph">This problem combines random number generation with arrays. Using a Random object, write a program that:</text:p>
      <text:list text:style-name="L3">
        <text:list-item>
          <text:p text:style-name="P3">declares two arrays of <text:span text:style-name="DataTypeTok">int</text:span> of size <text:span text:style-name="DecValTok">8</text:span>,</text:p>
        </text:list-item>
        <text:list-item>
          <text:p text:style-name="P3">initializes the values of the first array with random numb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,</text:p>
        </text:list-item>
        <text:list-item>
          <text:p text:style-name="P3">initializes the values of second array with random numb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,</text:p>
        </text:list-item>
        <text:list-item>
          <text:p text:style-name="P3">displays the contents of the two arrays in a table, and, for each index, a letter indicating whether the first array “won” or “lost” a contest with the second array:</text:p>
          <text:list text:style-name="L4">
            <text:list-item>
              <text:p text:style-name="P4"><text:span text:style-name="StringTok">"W"</text:span> if the value in the first array is greater than the value in the second array</text:p>
            </text:list-item>
            <text:list-item>
              <text:p text:style-name="P4"><text:span text:style-name="StringTok">"T"</text:span> if they are equal, and</text:p>
            </text:list-item>
            <text:list-item>
              <text:p text:style-name="P4"><text:span text:style-name="StringTok">"L"</text:span> if it is less</text:p>
            </text:list-item>
          </text:list>
        </text:list-item>
      </text:list>
      <text:p text:style-name="First_20_paragraph">An example execution of this program would display:</text:p>
      <text:p text:style-name="P5">0 <text:s text:c="6"/>8 <text:s text:c="6"/>L</text:p>
      <text:p text:style-name="P6">5 <text:s text:c="6"/>3 <text:s text:c="6"/>W</text:p>
      <text:p text:style-name="P7">3 <text:s text:c="6"/>3 <text:s text:c="6"/>T</text:p>
      <text:p text:style-name="P8">1 <text:s text:c="6"/>2 <text:s text:c="6"/>L</text:p>
      <text:p text:style-name="P9">3 <text:s text:c="6"/>1 <text:s text:c="6"/>W</text:p>
      <text:p text:style-name="P10">9 <text:s text:c="6"/>0 <text:s text:c="6"/>W</text:p>
      <text:p text:style-name="P11">9 <text:s text:c="6"/>0 <text:s text:c="6"/>W</text:p>
      <text:p text:style-name="P12">1 <text:s text:c="6"/>5 <text:s text:c="6"/>L</text:p>
      <text:p text:style-name="First_20_paragraph">In this example, the first array contains “0 5 3 1 3 9 9 1” and the second contains “8 3 3 2 1 0 0 5”.</text:p>
      <text:h text:style-name="Heading_20_1" text:outline-level="1"><text:bookmark-start text:name="higher-or-lower-game"/>“Higher or Lower” Game<text:bookmark-end text:name="higher-or-lower-game"/></text:h>
      <text:p text:style-name="First_20_paragraph">Write a program that:</text:p>
      <text:list text:style-name="L5">
        <text:list-item>
          <text:p text:style-name="P13">Starts by having computer choose a random number between 0 and 100. Store that number at a variable.</text:p>
        </text:list-item>
        <text:list-item>
          <text:p text:style-name="P13">Asks the user to enter a numerical value between 0 and 100 and stores the user’s answer in a variable.</text:p>
        </text:list-item>
        <text:list-item>
          <text:p text:style-name="P13">Add an if statement that displays on the screen <text:span text:style-name="StringTok">"You guessed correctly"</text:span> if the number entered by the user matches the number selected by computer.</text:p>
        </text:list-item>
        <text:list-item>
          <text:p text:style-name="P13">Add an if statement that displays on the screen <text:span text:style-name="StringTok">"Too high!"</text:span> if the number entered by the user is strictly greater than the number selected by computer.</text:p>
        </text:list-item>
        <text:list-item>
          <text:p text:style-name="P13">Add an if statement that displays on the screen <text:span text:style-name="StringTok">"Too low!"</text:span> if the number entered by the user is strictly smaller than the number selected by computer.</text:p>
        </text:list-item>
        <text:list-item>
          <text:p text:style-name="P13">Add an if statement that displays on the screen <text:span text:style-name="StringTok">"You found a multiple !"</text:span> if the number entered by the user is a multiple of the number selected by computer, but different from it.<text:line-break/></text:p>
        </text:list-item>
        <text:list-item>
          <text:p text:style-name="P13">When user enters a number that does not match computers selection, the user should be able to enter another number. This continues until user guesses correctly.<text:line-break/></text:p>
        </text:list-item>
        <text:list-item>
          <text:p text:style-name="P13">Keep count of how many guesses it takes for the user to arrive to the correct answer. After user guesses correctly, display that count, for example:</text:p>
          <text:p text:style-name="P14">You guessed correctly.</text:p>
          <text:p text:style-name="P15">That was 7 guesses!</text:p>
        </text:list-item>
      </text:list>
      <text:p text:style-name="First_20_paragraph">You can adjust your program so that e.g. if the user enters a number that is at the same time higher and a multiple of computer’s number, only one message is displayed.</text:p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cryptographically-secure-random-numbers"/>Cryptographically secure random numbers<text:bookmark-end text:name="cryptographically-secure-random-numbers"/></text:h>
      <text:p text:style-name="First_20_paragraph">Random number generation is only pseudo-random, meaning these are algorithmically generated numbers that approximate a sequence of truly random numbers. Using the default <text:span text:style-name="NormalTok">Random</text:span> class is not recommended for applications that need cryptographically secure random numbers, for example, to generate suggested passwords.</text:p>
      <text:p text:style-name="Text_20_body">When an application needs cryptographically secure random numbers, RandomNumberGenerator class should be used instead. It works as follows:</text:p>
      <text:p text:style-name="P16">using System;</text:p>
      <text:p text:style-name="P17">using System.Security.Cryptography; // include definition!</text:p>
      <text:p text:style-name="P18"/>
      <text:p text:style-name="P19">class Program</text:p>
      <text:p text:style-name="P20">{</text:p>
      <text:p text:style-name="P21"><text:s text:c="4"/>static void Main()</text:p>
      <text:p text:style-name="P22"><text:s text:c="4"/>{</text:p>
      <text:p text:style-name="P23"><text:s text:c="8"/></text:p>
      <text:p text:style-name="P24"><text:s text:c="8"/>// choose secure (!) random integer</text:p>
      <text:p text:style-name="P25"><text:s text:c="8"/>// between 0 (inclusive) and 100 (exclusive)</text:p>
      <text:p text:style-name="P26"><text:s text:c="8"/>int secureRandom = RandomNumberGenerator.GetInt32(100);</text:p>
      <text:p text:style-name="P27"><text:s text:c="8"/></text:p>
      <text:p text:style-name="P28"><text:s text:c="8"/>// display cryptographically secure int</text:p>
      <text:p text:style-name="P29"><text:s text:c="8"/>Console.WriteLine(secureRandom);</text:p>
      <text:p text:style-name="P30"><text:s text:c="8"/></text:p>
      <text:p text:style-name="P31"><text:s text:c="8"/>// choose secure (!) random integer</text:p>
      <text:p text:style-name="P32"><text:s text:c="8"/>// between 50 (inclusive) and 500 (exclusive)</text:p>
      <text:p text:style-name="P33"><text:s text:c="8"/>int anotherSecureRandom = RandomNumberGenerator.GetInt32(50, 500);</text:p>
      <text:p text:style-name="P34"><text:s text:c="8"/></text:p>
      <text:p text:style-name="P35"><text:s text:c="8"/>// display cryptographically secure int</text:p>
      <text:p text:style-name="P36"><text:s text:c="8"/>Console.WriteLine(anotherSecureRandom);</text:p>
      <text:p text:style-name="P37"><text:s text:c="4"/>}</text:p>
      <text:p text:style-name="P38">}</text:p>
      <text:p text:style-name="First_20_paragraph">You can learn more about secure random numbers by reading through:</text:p>
      <text:list text:style-name="L6">
        <text:list-item>
          <text:p text:style-name="P39">the technical description of <text:a xlink:type="simple" xlink:href="https://docs.microsoft.com/en-us/dotnet/api/system.security.cryptography.randomnumbergenerator" office:name=""><text:span text:style-name="Definition">RandomNumberGenerator class</text:span></text:a></text:p>
        </text:list-item>
        <text:list-item>
          <text:p text:style-name="P39">discussion on <text:a xlink:type="simple" xlink:href="https://stackoverflow.com/questions/1257299/why-use-the-c-sharp-class-system-random-at-all-instead-of-system-security-crypto" office:name=""><text:span text:style-name="Definition">how to choose which Random generator to us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Random clas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7-05T19:41:34Z</meta:creation-date>
    <dc:date>2021-07-05T19:41:34Z</dc:date>
    <meta:user-defined meta:name="date" meta:value-type="string">July   5, 2021 (03:41:2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0</mn>
</math>
</file>

<file path=Formula-2/content.xml><?xml version="1.0" encoding="utf-8"?>
<math xmlns="http://www.w3.org/1998/Math/MathML" display="inline">
  <mn>9</mn>
</math>
</file>

<file path=Formula-4/content.xml><?xml version="1.0" encoding="utf-8"?>
<math xmlns="http://www.w3.org/1998/Math/MathML" display="inline">
  <mn>0</mn>
</math>
</file>

<file path=Formula-6/content.xml><?xml version="1.0" encoding="utf-8"?>
<math xmlns="http://www.w3.org/1998/Math/MathML" display="inline">
  <mn>9</mn>
</math>
</file>